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2c76"/>
    </style:style>
    <style:style style:name="T1" style:family="text">
      <style:text-properties officeooo:rsid="00012c76"/>
    </style:style>
    <style:style style:name="T2" style:family="text">
      <style:text-properties officeooo:rsid="00020d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lvaro bosch moll</text:span>, secretari de<text:span text:style-name="T1">l institut IesJoanQuadrado</text:span></text:p>
      <text:p text:style-name="Standard"/>
      <text:p text:style-name="Standard"/>
      <text:p text:style-name="Standard"/>
      <text:p text:style-name="Standard">CERTIFIC: Que, d'acord amb els antecedents que consten en els ar-</text:p>
      <text:p text:style-name="Standard">xius d'aquest departament, el senyor <text:span text:style-name="T1">Toni</text:span> Pons, amb DNI núm.</text:p>
      <text:p text:style-name="Standard">1444777S, ha treballat en aquest ajuntament com a auxiliar adminis-</text:p>
      <text:p text:style-name="P1">tratiu del <text:span text:style-name="T1">8 </text:span>de <text:span text:style-name="T1">Abril</text:span> al <text:span text:style-name="T1">5 </text:span>de <text:span text:style-name="T1">septiembre</text:span> de 200<text:span text:style-name="T1">6.</text:span></text:p>
      <text:p text:style-name="P1"/>
      <text:p text:style-name="P1">I, perquè consti, sign aquest certificat amb el vistiplau del batle.</text:p>
      <text:p text:style-name="Standard"/>
      <text:p text:style-name="Standard">Ciutadella, <text:span text:style-name="T1">7 </text:span>de <text:span text:style-name="T1">Abril</text:span> de 200<text:span text:style-name="T1">6</text:span></text:p>
      <text:p text:style-name="Standard">[rúbrica]</text:p>
      <text:p text:style-name="Standard"/>
      <text:p text:style-name="Standard"/>
      <text:p text:style-name="Standard"><text:s text:c="79"/>Vist i plau</text:p>
      <text:p text:style-name="Standard"><text:s text:c="80"/>El batle</text:p>
      <text:p text:style-name="Standard"><text:s text:c="80"/>[rúbrica]</text:p>
      <text:p text:style-name="Standard"><text:s text:c="71"/><text:span text:style-name="T2">Iker</text:span> <text:span text:style-name="T1">mateos</text:span> <text:span text:style-name="T1">bosch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24:39.851816916</meta:creation-date>
    <dc:date>2023-11-27T11:22:32.313229018</dc:date>
    <meta:editing-duration>PT16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76" meta:character-count="761" meta:non-whitespace-character-count="386"/>
  </office:meta>
</office:document-meta>
</file>